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16pt" style:font-size-asian="16pt"/>
    </style:style>
    <style:style style:name="TableColumn3" style:family="table-column">
      <style:table-column-properties style:column-width="1.5791in"/>
    </style:style>
    <style:style style:name="TableColumn4" style:family="table-column">
      <style:table-column-properties style:column-width="5.6048in"/>
    </style:style>
    <style:style style:name="Table2" style:family="table">
      <style:table-properties style:width="7.184in" style:rel-width="110.64%" fo:margin-left="-0.2923in" table:align="left"/>
    </style:style>
    <style:style style:name="TableRow5" style:family="table-row">
      <style:table-row-properties style:min-row-height="0.4458in"/>
    </style:style>
    <style:style style:name="TableCell6" style:family="table-cell">
      <style:table-cell-properties fo:border="0.0069in solid #C0C0C0" fo:background-color="#808080" style:writing-mode="lr-tb" fo:padding-top="0.0395in" fo:padding-left="0.0826in" fo:padding-bottom="0.0194in" fo:padding-right="0.0826in"/>
    </style:style>
    <style:style style:name="TableCell7" style:family="table-cell">
      <style:table-cell-properties fo:border="0.0069in solid #C0C0C0" fo:background-color="#808080" style:writing-mode="lr-tb" fo:padding-top="0.0395in" fo:padding-left="0.0826in" fo:padding-bottom="0.0194in" fo:padding-right="0.0826in"/>
    </style:style>
    <style:style style:name="TableRow8" style:family="table-row">
      <style:table-row-properties style:min-row-height="1.8097in"/>
    </style:style>
    <style:style style:name="TableCell9" style:family="table-cell">
      <style:table-cell-properties fo:border="0.0069in solid #C0C0C0" fo:background-color="#F2F2F2" style:writing-mode="lr-tb" fo:padding-top="0.0395in" fo:padding-left="0.0826in" fo:padding-bottom="0.0194in" fo:padding-right="0.0826in"/>
    </style:style>
    <style:style style:name="P10" style:parent-style-name="Tabletext" style:family="paragraph">
      <style:text-properties fo:font-weight="bold" style:font-weight-asian="bold"/>
    </style:style>
    <style:style style:name="P11" style:parent-style-name="Tabletext" style:family="paragraph">
      <style:text-properties style:font-weight-complex="bold"/>
    </style:style>
    <style:style style:name="TableCell12" style:family="table-cell">
      <style:table-cell-properties fo:border="0.0069in solid #C0C0C0" style:writing-mode="lr-tb" fo:padding-top="0.0395in" fo:padding-left="0.0826in" fo:padding-bottom="0.0194in" fo:padding-right="0.0826in"/>
    </style:style>
    <style:style style:name="P13" style:parent-style-name="Normal" style:list-style-name="LFO1" style:family="paragraph">
      <style:paragraph-properties fo:margin-top="0in" fo:margin-bottom="0in" fo:line-height="100%"/>
      <style:text-properties fo:font-size="10pt" style:font-size-asian="10pt" style:font-size-complex="10pt"/>
    </style:style>
    <style:style style:name="P14" style:parent-style-name="Normal" style:list-style-name="LFO1" style:family="paragraph">
      <style:paragraph-properties fo:margin-top="0in" fo:margin-bottom="0in" fo:line-height="100%"/>
      <style:text-properties fo:font-size="10pt" style:font-size-asian="10pt" style:font-size-complex="10pt"/>
    </style:style>
    <style:style style:name="P15" style:parent-style-name="Normal" style:list-style-name="LFO1" style:family="paragraph">
      <style:paragraph-properties fo:margin-top="0in" fo:margin-bottom="0in" fo:line-height="100%"/>
      <style:text-properties fo:font-size="10pt" style:font-size-asian="10pt" style:font-size-complex="10pt"/>
    </style:style>
    <style:style style:name="P16" style:parent-style-name="Normal" style:list-style-name="LFO1" style:family="paragraph">
      <style:paragraph-properties fo:margin-top="0in" fo:margin-bottom="0in" fo:line-height="100%"/>
      <style:text-properties fo:font-size="10pt" style:font-size-asian="10pt" style:font-size-complex="10pt"/>
    </style:style>
    <style:style style:name="P17" style:parent-style-name="Normal" style:list-style-name="LFO1" style:family="paragraph">
      <style:paragraph-properties fo:margin-top="0in" fo:margin-bottom="0in" fo:line-height="100%"/>
      <style:text-properties fo:font-size="10pt" style:font-size-asian="10pt" style:font-size-complex="10pt"/>
    </style:style>
    <style:style style:name="TableRow18" style:family="table-row">
      <style:table-row-properties style:min-row-height="2.1375in"/>
    </style:style>
    <style:style style:name="TableCell19" style:family="table-cell">
      <style:table-cell-properties fo:border="0.0069in solid #C0C0C0" fo:background-color="#F2F2F2" style:writing-mode="lr-tb" fo:padding-top="0.0395in" fo:padding-left="0.0826in" fo:padding-bottom="0.0194in" fo:padding-right="0.0826in"/>
    </style:style>
    <style:style style:name="P20" style:parent-style-name="Tabletext" style:family="paragraph">
      <style:text-properties fo:font-weight="bold" style:font-weight-asian="bold"/>
    </style:style>
    <style:style style:name="P21" style:parent-style-name="Tabletext" style:family="paragraph">
      <style:text-properties style:font-weight-complex="bold"/>
    </style:style>
    <style:style style:name="TableCell22" style:family="table-cell">
      <style:table-cell-properties fo:border="0.0069in solid #C0C0C0" style:writing-mode="lr-tb" fo:padding-top="0.0395in" fo:padding-left="0.0826in" fo:padding-bottom="0.0194in" fo:padding-right="0.0826in"/>
    </style:style>
    <style:style style:name="P23" style:parent-style-name="Normal" style:list-style-name="LFO1" style:family="paragraph">
      <style:paragraph-properties fo:margin-top="0in" fo:margin-bottom="0in" fo:line-height="100%"/>
      <style:text-properties fo:font-size="10pt" style:font-size-asian="10pt" style:font-size-complex="10pt"/>
    </style:style>
    <style:style style:name="P24" style:parent-style-name="Normal" style:list-style-name="LFO1" style:family="paragraph">
      <style:paragraph-properties fo:margin-top="0in" fo:margin-bottom="0in" fo:line-height="100%"/>
      <style:text-properties fo:font-size="10pt" style:font-size-asian="10pt" style:font-size-complex="10pt"/>
    </style:style>
    <style:style style:name="P25" style:parent-style-name="Normal" style:list-style-name="LFO1" style:family="paragraph">
      <style:paragraph-properties fo:margin-top="0in" fo:margin-bottom="0in" fo:line-height="100%"/>
      <style:text-properties fo:font-size="10pt" style:font-size-asian="10pt" style:font-size-complex="10pt"/>
    </style:style>
    <style:style style:name="P26" style:parent-style-name="Normal" style:list-style-name="LFO1" style:family="paragraph">
      <style:paragraph-properties fo:margin-top="0in" fo:margin-bottom="0in" fo:line-height="100%"/>
      <style:text-properties fo:font-size="10pt" style:font-size-asian="10pt" style:font-size-complex="10pt"/>
    </style:style>
    <style:style style:name="P27" style:parent-style-name="Normal" style:list-style-name="LFO1" style:family="paragraph">
      <style:paragraph-properties fo:margin-top="0in" fo:margin-bottom="0in" fo:line-height="100%"/>
      <style:text-properties fo:font-size="10pt" style:font-size-asian="10pt" style:font-size-complex="10pt"/>
    </style:style>
    <style:style style:name="P28" style:parent-style-name="Normal" style:list-style-name="LFO1" style:family="paragraph">
      <style:paragraph-properties fo:margin-top="0in" fo:margin-bottom="0in" fo:line-height="100%"/>
      <style:text-properties fo:font-size="10pt" style:font-size-asian="10pt" style:font-size-complex="10pt"/>
    </style:style>
    <style:style style:name="TableRow29" style:family="table-row">
      <style:table-row-properties style:min-row-height="1.4541in"/>
    </style:style>
    <style:style style:name="TableCell30" style:family="table-cell">
      <style:table-cell-properties fo:border="0.0069in solid #C0C0C0" fo:background-color="#F2F2F2" style:writing-mode="lr-tb" fo:padding-top="0.0395in" fo:padding-left="0.0826in" fo:padding-bottom="0.0194in" fo:padding-right="0.0826in"/>
    </style:style>
    <style:style style:name="P31" style:parent-style-name="Tabletext" style:family="paragraph">
      <style:text-properties fo:font-weight="bold" style:font-weight-asian="bold"/>
    </style:style>
    <style:style style:name="P32" style:parent-style-name="Tabletext" style:family="paragraph">
      <style:text-properties style:font-weight-complex="bold"/>
    </style:style>
    <style:style style:name="TableCell33" style:family="table-cell">
      <style:table-cell-properties fo:border="0.0069in solid #C0C0C0" style:writing-mode="lr-tb" fo:padding-top="0.0395in" fo:padding-left="0.0826in" fo:padding-bottom="0.0194in" fo:padding-right="0.0826in"/>
    </style:style>
    <style:style style:name="P34" style:parent-style-name="Normal" style:list-style-name="LFO1" style:family="paragraph">
      <style:paragraph-properties fo:margin-top="0in" fo:margin-bottom="0in" fo:line-height="100%"/>
      <style:text-properties fo:font-size="10pt" style:font-size-asian="10pt" style:font-size-complex="10pt"/>
    </style:style>
    <style:style style:name="TableRow35" style:family="table-row">
      <style:table-row-properties style:min-row-height="0.4159in"/>
    </style:style>
    <style:style style:name="TableCell36" style:family="table-cell">
      <style:table-cell-properties fo:border="0.0069in solid #C0C0C0" fo:background-color="#F2F2F2" style:writing-mode="lr-tb" fo:padding-top="0.0395in" fo:padding-left="0.0826in" fo:padding-bottom="0.0194in" fo:padding-right="0.0826in"/>
    </style:style>
    <style:style style:name="P37" style:parent-style-name="Tabletext" style:family="paragraph">
      <style:text-properties fo:font-weight="bold" style:font-weight-asian="bold"/>
    </style:style>
    <style:style style:name="TableCell38" style:family="table-cell">
      <style:table-cell-properties fo:border="0.0069in solid #C0C0C0" style:writing-mode="lr-tb" fo:padding-top="0.0395in" fo:padding-left="0.0826in" fo:padding-bottom="0.0194in" fo:padding-right="0.0826in"/>
    </style:style>
    <style:style style:name="P39" style:parent-style-name="Normal" style:list-style-name="LFO1" style:family="paragraph">
      <style:paragraph-properties fo:margin-top="0in" fo:margin-bottom="0in" fo:line-height="100%"/>
      <style:text-properties fo:font-size="10pt" style:font-size-asian="10pt" style:font-size-complex="10pt"/>
    </style:style>
    <style:style style:name="TableRow40" style:family="table-row">
      <style:table-row-properties style:min-row-height="0.4458in"/>
    </style:style>
    <style:style style:name="TableCell41" style:family="table-cell">
      <style:table-cell-properties fo:border="0.0069in solid #C0C0C0" fo:background-color="#F2F2F2" style:writing-mode="lr-tb" fo:padding-top="0.0395in" fo:padding-left="0.0826in" fo:padding-bottom="0.0194in" fo:padding-right="0.0826in"/>
    </style:style>
    <style:style style:name="P42" style:parent-style-name="Tabletext" style:family="paragraph">
      <style:text-properties fo:font-weight="bold" style:font-weight-asian="bold"/>
    </style:style>
    <style:style style:name="TableCell43" style:family="table-cell">
      <style:table-cell-properties fo:border="0.0069in solid #C0C0C0" style:writing-mode="lr-tb" fo:padding-top="0.0395in" fo:padding-left="0.0826in" fo:padding-bottom="0.0194in" fo:padding-right="0.0826in"/>
    </style:style>
    <style:style style:name="P44" style:parent-style-name="Normal" style:list-style-name="LFO1" style:family="paragraph">
      <style:paragraph-properties fo:margin-top="0in" fo:margin-bottom="0in" fo:line-height="100%"/>
      <style:text-properties fo:font-size="10pt" style:font-size-asian="10pt" style:font-size-complex="10pt"/>
    </style:style>
    <style:style style:name="TableRow45" style:family="table-row">
      <style:table-row-properties style:min-row-height="0.4159in"/>
    </style:style>
    <style:style style:name="TableCell46" style:family="table-cell">
      <style:table-cell-properties fo:border="0.0069in solid #C0C0C0" fo:background-color="#F2F2F2" style:writing-mode="lr-tb" fo:padding-top="0.0395in" fo:padding-left="0.0826in" fo:padding-bottom="0.0194in" fo:padding-right="0.0826in"/>
    </style:style>
    <style:style style:name="P47" style:parent-style-name="Tabletext" style:family="paragraph">
      <style:text-properties fo:font-weight="bold" style:font-weight-asian="bold"/>
    </style:style>
    <style:style style:name="TableCell48" style:family="table-cell">
      <style:table-cell-properties fo:border="0.0069in solid #C0C0C0" style:writing-mode="lr-tb" fo:padding-top="0.0395in" fo:padding-left="0.0826in" fo:padding-bottom="0.0194in" fo:padding-right="0.0826in"/>
    </style:style>
    <style:style style:name="P49" style:parent-style-name="Normal" style:list-style-name="LFO1" style:family="paragraph">
      <style:paragraph-properties fo:margin-top="0in" fo:margin-bottom="0in" fo:line-height="100%"/>
      <style:text-properties fo:font-size="10pt" style:font-size-asian="10pt" style:font-size-complex="10pt"/>
    </style:style>
    <style:style style:name="TableRow50" style:family="table-row">
      <style:table-row-properties style:min-row-height="0.4458in"/>
    </style:style>
    <style:style style:name="TableCell51" style:family="table-cell">
      <style:table-cell-properties fo:border-top="0.0069in solid #C0C0C0" fo:border-left="0.0069in solid #C0C0C0" fo:border-bottom="0.0208in solid #C0C0C0" fo:border-right="0.0069in solid #C0C0C0" fo:background-color="#F2F2F2" style:writing-mode="lr-tb" fo:padding-top="0.0395in" fo:padding-left="0.0826in" fo:padding-bottom="0.0194in" fo:padding-right="0.0826in"/>
    </style:style>
    <style:style style:name="P52" style:parent-style-name="Tabletext" style:family="paragraph">
      <style:text-properties fo:font-weight="bold" style:font-weight-asian="bold"/>
    </style:style>
    <style:style style:name="TableCell53" style:family="table-cell">
      <style:table-cell-properties fo:border-top="0.0069in solid #C0C0C0" fo:border-left="0.0069in solid #C0C0C0" fo:border-bottom="0.0208in solid #C0C0C0" fo:border-right="0.0069in solid #C0C0C0" style:writing-mode="lr-tb" fo:padding-top="0.0395in" fo:padding-left="0.0826in" fo:padding-bottom="0.0194in" fo:padding-right="0.0826in"/>
    </style:style>
    <style:style style:name="P54" style:parent-style-name="Normal" style:list-style-name="LFO1" style:family="paragraph">
      <style:paragraph-properties fo:margin-top="0in" fo:margin-bottom="0in" fo:line-height="100%"/>
      <style:text-properties fo:font-size="10pt" style:font-size-asian="10pt" style:font-size-complex="10pt"/>
    </style:style>
  </office:automatic-styles>
  <office:body>
    <office:text text:use-soft-page-breaks="true">
      <text:p text:style-name="P1">Meetings Record Sheet with Minutes</text:p>
      <text:p text:style-name="Normal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Tableheadings">Meeting</text:p>
          </table:table-cell>
          <table:table-cell table:style-name="TableCell7">
            <text:p text:style-name="Tableheadings">Topics/work covered at the meeting</text:p>
          </table:table-cell>
        </table:table-row>
        <table:table-row table:style-name="TableRow8">
          <table:table-cell table:style-name="TableCell9">
            <text:p text:style-name="P10">First &amp;Second Meeting</text:p>
            <text:p text:style-name="P11">27/1/21 &amp; 1/2/21</text:p>
          </table:table-cell>
          <table:table-cell table:style-name="TableCell12">
            <text:list text:style-name="LFO1" text:continue-numbering="true">
              <text:list-item>
                <text:p text:style-name="P13">Established Tess as scrum master.</text:p>
              </text:list-item>
              <text:list-item>
                <text:p text:style-name="P14">Discussed Github and labs and how everything is set up and working.</text:p>
              </text:list-item>
              <text:list-item>
                <text:p text:style-name="P15">Improved our<text:s/>understanding of all the repositories/ software and tools we will be using.</text:p>
              </text:list-item>
              <text:list-item>
                <text:p text:style-name="P16">Discussed the use of user interfaces and the limitation of our mediums.</text:p>
              </text:list-item>
              <text:list-item>
                <text:p text:style-name="P17">Scheduled future meeting</text:p>
              </text:list-item>
            </text:list>
          </table:table-cell>
        </table:table-row>
        <table:table-row table:style-name="TableRow18">
          <table:table-cell table:style-name="TableCell19">
            <text:p text:style-name="P20">Third Meeting</text:p>
            <text:p text:style-name="P21">Wednesday 3/2/21</text:p>
          </table:table-cell>
          <table:table-cell table:style-name="TableCell22">
            <text:list text:style-name="LFO1" text:continue-numbering="true">
              <text:list-item>
                <text:p text:style-name="P23">Established Mike as project owner.</text:p>
              </text:list-item>
              <text:list-item>
                <text:p text:style-name="P24">Discussed the various tools, software and methods we needed to use and how it will impact our work.</text:p>
              </text:list-item>
              <text:list-item>
                <text:p text:style-name="P25">Evaluated what we will need for our first code review.<text:s/></text:p>
              </text:list-item>
              <text:list-item>
                <text:p text:style-name="P26">Recognised the need for a code of conduct. All agreed on content, Mike will write up.</text:p>
              </text:list-item>
              <text:list-item>
                <text:p text:style-name="P27">Decided to take minutes and create a record of all meetings.</text:p>
              </text:list-item>
              <text:list-item>
                <text:p text:style-name="P28">Daniel had already some code for<text:s/>connecting to the database.</text:p>
              </text:list-item>
            </text:list>
          </table:table-cell>
        </table:table-row>
        <table:table-row table:style-name="TableRow29">
          <table:table-cell table:style-name="TableCell30">
            <text:p text:style-name="P31">Fourth Meeting</text:p>
            <text:p text:style-name="P32"/>
          </table:table-cell>
          <table:table-cell table:style-name="TableCell33">
            <text:list text:style-name="LFO1" text:continue-numbering="true">
              <text:list-item>
                <text:p text:style-name="P34"/>
              </text:list-item>
            </text:list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list text:style-name="LFO1" text:continue-numbering="true">
              <text:list-item>
                <text:p text:style-name="P39"/>
              </text:list-item>
            </text:list>
          </table:table-cell>
        </table:table-row>
        <table:table-row table:style-name="TableRow40">
          <table:table-cell table:style-name="TableCell41">
            <text:p text:style-name="P42"/>
          </table:table-cell>
          <table:table-cell table:style-name="TableCell43">
            <text:list text:style-name="LFO1" text:continue-numbering="true">
              <text:list-item>
                <text:p text:style-name="P44"/>
              </text:list-item>
            </text:list>
          </table:table-cell>
        </table:table-row>
        <table:table-row table:style-name="TableRow45">
          <table:table-cell table:style-name="TableCell46">
            <text:p text:style-name="P47"/>
          </table:table-cell>
          <table:table-cell table:style-name="TableCell48">
            <text:list text:style-name="LFO1" text:continue-numbering="true">
              <text:list-item>
                <text:p text:style-name="P49"/>
              </text:list-item>
            </text:list>
          </table:table-cell>
        </table:table-row>
        <table:table-row table:style-name="TableRow50">
          <table:table-cell table:style-name="TableCell51">
            <text:p text:style-name="P52"/>
          </table:table-cell>
          <table:table-cell table:style-name="TableCell53">
            <text:list text:style-name="LFO1" text:continue-numbering="true">
              <text:list-item>
                <text:p text:style-name="P54"/>
              </text:list-item>
            </text:list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top="0.125in" fo:margin-bottom="0.0416in" fo:line-height="110%"/>
      <style:text-properties style:font-name="Arial" style:font-name-asian="Times New Roman" fo:font-size="11pt" style:font-size-asian="11pt" style:font-size-complex="12pt" fo:language="en" fo:country="AU" fo:hyphenate="false"/>
    </style:style>
    <style:style style:name="DefaultParagraphFont" style:display-name="Default Paragraph Font" style:family="text"/>
    <style:style style:name="Tabletext" style:display-name="Table text" style:family="paragraph" style:parent-style-name="Normal">
      <style:paragraph-properties fo:margin-top="0.0138in" fo:margin-bottom="0.0138in"/>
      <style:text-properties fo:font-size="10pt" style:font-size-asian="10pt" style:font-size-complex="10pt" fo:hyphenate="false"/>
    </style:style>
    <style:style style:name="Tableheadings" style:display-name="Table headings" style:family="paragraph" style:parent-style-name="Normal">
      <style:paragraph-properties fo:margin-top="0in" fo:margin-bottom="0in"/>
      <style:text-properties fo:font-weight="bold" style:font-weight-asian="bold" style:font-weight-complex="bold" fo:color="#FFFFFF" fo:font-size="12pt" style:font-size-asian="12pt" style:font-size-complex="10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>
      <style:text-properties style:font-name="Arial" style:font-name-asian="Times New Roman" style:font-name-complex="Times New Roman" style:font-size-complex="12pt" fo:language="en" fo:country="A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use-window-font-color="true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625in"/>
      </style:header-style>
      <style:footer-style>
        <style:header-footer-properties style:dynamic-spacing="true" fo:min-height="-0.125in"/>
      </style:footer-style>
    </style:page-layout>
  </office:automatic-styles>
  <office:master-styles>
    <style:master-page style:name="MP0" style:page-layout-name="PL0">
      <style:footer>
        <text:p text:style-name="Footer">[COMPANY NAME]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aveed Ahmed</meta:initial-creator>
    <dc:creator>Mike Lees</dc:creator>
    <meta:creation-date>2021-02-05T12:07:00Z</meta:creation-date>
    <dc:date>2021-02-05T13:08:00Z</dc:date>
    <meta:template xlink:href="Normal.dotm" xlink:type="simple"/>
    <meta:editing-cycles>3</meta:editing-cycles>
    <meta:editing-duration>PT420S</meta:editing-duration>
    <meta:document-statistic meta:page-count="1" meta:paragraph-count="1" meta:word-count="129" meta:character-count="869" meta:row-count="6" meta:non-whitespace-character-count="741"/>
  </office:meta>
</office:document-meta>
</file>